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4.7209in"/>
    </style:style>
    <style:style style:name="co3" style:family="table-column">
      <style:table-column-properties fo:break-before="auto" style:column-width="2.3937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KLE- nummer</text:p>
          </table:table-cell>
          <table:table-cell office:value-type="string">
            <text:p>Navn</text:p>
          </table:table-cell>
          <table:table-cell office:value-type="string">
            <text:p>Forvaltning/afdeling</text:p>
          </table:table-cell>
          <table:table-cell office:value-type="string">
            <text:p>Leder</text:p>
          </table:table-cell>
          <table:table-cell office:value-type="string">
            <text:p>Enhedsansvarlig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02.34.02</text:p>
          </table:table-cell>
          <table:table-cell office:value-type="string">
            <text:p>Byggetilladelser</text:p>
          </table:table-cell>
          <table:table-cell office:value-type="string">
            <text:p>TMF, Byg og Plan</text:p>
          </table:table-cell>
          <table:table-cell office:value-type="string">
            <text:p>Casper Toftholm</text:p>
          </table:table-cell>
          <table:table-cell office:value-type="string">
            <text:p>Lone Poul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13.10</text:p>
          </table:table-cell>
          <table:table-cell office:value-type="string">
            <text:p>Optagelse i skolefritidsordning (sfo)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20.01</text:p>
          </table:table-cell>
          <table:table-cell office:value-type="string">
            <text:p>Skoleindskrivning/optagelse</text:p>
          </table:table-cell>
          <table:table-cell office:value-type="string">
            <text:p>BUF, Skoleafdelingen</text:p>
          </table:table-cell>
          <table:table-cell office:value-type="string">
            <text:p>Marianne Levin</text:p>
          </table:table-cell>
          <table:table-cell office:value-type="string">
            <text:p>Janne Kleffel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1.00</text:p>
          </table:table-cell>
          <table:table-cell office:value-type="string">
            <text:p>Vielse/partnerskab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10</text:p>
          </table:table-cell>
          <table:table-cell office:value-type="string">
            <text:p>Flytnin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2</text:p>
          </table:table-cell>
          <table:table-cell office:value-type="string">
            <text:p>Pas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4</text:p>
          </table:table-cell>
          <table:table-cell office:value-type="string">
            <text:p>Kørekort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 table:visibility="filter">
          <table:table-cell office:value-type="string">
            <text:p>25.02.00</text:p>
          </table:table-cell>
          <table:table-cell office:value-type="string">
            <text:p>Skat - ejendom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Udgår</text:p>
          </table:table-cell>
        </table:table-row>
        <table:table-row table:style-name="ro1">
          <table:table-cell office:value-type="string">
            <text:p>25.10.00</text:p>
          </table:table-cell>
          <table:table-cell office:value-type="string">
            <text:p>Skat - person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5.45.00</text:p>
          </table:table-cell>
          <table:table-cell office:value-type="string">
            <text:p>Opkrævning</text:p>
          </table:table-cell>
          <table:table-cell office:value-type="string">
            <text:p>FKF, Regnskabsafdeling</text:p>
          </table:table-cell>
          <table:table-cell office:value-type="string">
            <text:p>Kenneth Nielsen</text:p>
          </table:table-cell>
          <table:table-cell office:value-type="string">
            <text:p>Henriette Rasmus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37.04</text:p>
          </table:table-cell>
          <table:table-cell office:value-type="string">
            <text:p>Administrationsaftaler</text:p>
          </table:table-cell>
          <table:table-cell office:value-type="string">
            <text:p>SSF + Borgerservice</text:p>
          </table:table-cell>
          <table:table-cell office:value-type="string">
            <text:p>Gunvor Abrahamsen + Michael Haagensen</text:p>
          </table:table-cell>
          <table:table-cell office:value-type="string">
            <text:p>Christian Vidstid + Michael Haagense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60.00</text:p>
          </table:table-cell>
          <table:table-cell office:value-type="string">
            <text:p>Hjælpemidler, forbrugsgoder, boligindretning m.v.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 office:value-type="string">
            <text:p>Karen Falkesgaard og Charlotte Lindve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09.40</text:p>
          </table:table-cell>
          <table:table-cell office:value-type="string">
            <text:p>Optagelse i dagtilbud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12.28</text:p>
          </table:table-cell>
          <table:table-cell office:value-type="string">
            <text:p>Optagelse i fritidshjem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04</text:p>
          </table:table-cell>
          <table:table-cell office:value-type="string">
            <text:p>Sundhedskort (gul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99</text:p>
          </table:table-cell>
          <table:table-cell office:value-type="string">
            <text:p>EU-sygesikringskort (blå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12</text:p>
          </table:table-cell>
          <table:table-cell office:value-type="string">
            <text:p>Valg af læge og sygesikringsgrupp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4</text:p>
          </table:table-cell>
          <table:table-cell office:value-type="string">
            <text:p>Folke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8</text:p>
          </table:table-cell>
          <table:table-cell office:value-type="string">
            <text:p>Opsat 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0</text:p>
          </table:table-cell>
          <table:table-cell office:value-type="string">
            <text:p>Varmetillæ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2</text:p>
          </table:table-cell>
          <table:table-cell office:value-type="string">
            <text:p>Personligt tillæg og helbredstillæg</text:p>
          </table:table-cell>
          <table:table-cell office:value-type="string">
            <text:p>Borgerservice + Pensionsgruppen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4</text:p>
          </table:table-cell>
          <table:table-cell office:value-type="string">
            <text:p>Bistandstillæg og plejetillæg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6</text:p>
          </table:table-cell>
          <table:table-cell office:value-type="string">
            <text:p>Førtidspension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 office:value-type="string">
            <text:p>Michael Haagensen + 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20</text:p>
          </table:table-cell>
          <table:table-cell office:value-type="string">
            <text:p>Indvaliditetsydelse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 office:value-type="string">
            <text:p>Michael Haagensen + 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4</text:p>
          </table:table-cell>
          <table:table-cell office:value-type="string">
            <text:p>Boligyd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8</text:p>
          </table:table-cell>
          <table:table-cell office:value-type="string">
            <text:p>Boligsikring - ikke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2</text:p>
          </table:table-cell>
          <table:table-cell office:value-type="string">
            <text:p>Boligsikring -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6</text:p>
          </table:table-cell>
          <table:table-cell office:value-type="string">
            <text:p>Beboerind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9.00</text:p>
          </table:table-cell>
          <table:table-cell office:value-type="string">
            <text:p>Børnetil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2.00</text:p>
          </table:table-cell>
          <table:table-cell office:value-type="string">
            <text:p>Børne- og ungeydels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5.00</text:p>
          </table:table-cell>
          <table:table-cell office:value-type="string">
            <text:p>Underholdningsbidra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24.04</text:p>
          </table:table-cell>
          <table:table-cell office:value-type="string">
            <text:p>Hjælp til forsørgelse (kontanthjælp, starthjælp m.v.)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4</text:p>
          </table:table-cell>
          <table:table-cell office:value-type="string">
            <text:p>Syge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8</text:p>
          </table:table-cell>
          <table:table-cell office:value-type="string">
            <text:p>Barsels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12</text:p>
          </table:table-cell>
          <table:table-cell office:value-type="string">
            <text:p>Dagpenge ved alvorligt syge børn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00</text:p>
          </table:table-cell>
          <table:table-cell office:value-type="string">
            <text:p>Folkeregistrering - Bopælsattest/folkeregistermeddel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05</text:p>
          </table:table-cell>
          <table:table-cell office:value-type="string">
            <text:p>Folkeregistrering - Navne- og Adressebeskytt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12</text:p>
          </table:table-cell>
          <table:table-cell office:value-type="string">
            <text:p>Folkeregistrering - Indrejse/udrej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 table:visibility="filter">
          <table:table-cell office:value-type="string">
            <text:p>25.02.09</text:p>
          </table:table-cell>
          <table:table-cell office:value-type="string">
            <text:p>SKAT - ejendom (lån til betaling af ejendomsskat)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Udgår</text:p>
          </table:table-cell>
        </table:table-row>
        <table:table-row table:style-name="ro1">
          <table:table-cell office:value-type="string">
            <text:p>28.09.44</text:p>
          </table:table-cell>
          <table:table-cell office:value-type="string">
            <text:p>Dagtilbud til børn - friplads og forældres Egenbetaling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8.18.00</text:p>
          </table:table-cell>
          <table:table-cell office:value-type="string">
            <text:p>Dagtilbud til børn - private Pasningsordninger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5.04</text:p>
          </table:table-cell>
          <table:table-cell office:value-type="string">
            <text:p>Socialt bedrageri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0.04</text:p>
          </table:table-cell>
          <table:table-cell office:value-type="string">
            <text:p>Hjælpemidler - kropsbårne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 office:value-type="string">
            <text:p>Karen Falkesgaard og Charlotte Lindve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03.24</text:p>
          </table:table-cell>
          <table:table-cell office:value-type="string">
            <text:p>Del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00</text:p>
          </table:table-cell>
          <table:table-cell office:value-type="string">
            <text:p>Hjælp i særlige tilfælde (bl.a. enkeltudgifter, flyttehjælp, særlig hjælp, etc)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32</text:p>
          </table:table-cell>
          <table:table-cell office:value-type="string">
            <text:p>Administration af modtagerens Kontanthjælp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08</text:p>
          </table:table-cell>
          <table:table-cell office:value-type="string">
            <text:p>Revalidering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12</text:p>
          </table:table-cell>
          <table:table-cell office:value-type="string">
            <text:p>Fleksjobbere - ledighed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7.00</text:p>
          </table:table-cell>
          <table:table-cell office:value-type="string">
            <text:p>Fleksjobbere - flek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2.08</text:p>
          </table:table-cell>
          <table:table-cell office:value-type="string">
            <text:p>Begravelseshjælp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13</text:p>
          </table:table-cell>
          <table:table-cell office:value-type="string">
            <text:p>Godtgørelse til udgifter ved deltagelse i Tilbud</text:p>
          </table:table-cell>
          <table:table-cell office:value-type="string">
            <text:p>SSF Ydelsesservice betaler</text:p>
          </table:table-cell>
          <table:table-cell office:value-type="string">
            <text:p>Gunvor Abrahamsen</text:p>
          </table:table-cell>
          <table:table-cell office:value-type="string">
            <text:p>Christian Vidstid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36.20</text:p>
          </table:table-cell>
          <table:table-cell office:value-type="string">
            <text:p>Hjemmehjælp (Ansøgning om hjemmehjælp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 office:value-type="string">
            <text:p>Gitte Tro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45.00</text:p>
          </table:table-cell>
          <table:table-cell office:value-type="string">
            <text:p>Boligtilbud til ældre/(handikappede, blev ikke talt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 office:value-type="string">
            <text:p>Gitte Tro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3.00</text:p>
          </table:table-cell>
          <table:table-cell office:value-type="string">
            <text:p>Pasning af nærtstående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 office:value-type="string">
            <text:p>Gitte Tro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00.20</text:p>
          </table:table-cell>
          <table:table-cell office:value-type="string">
            <text:p>BBR (Ejendomsregistrering)</text:p>
          </table:table-cell>
          <table:table-cell office:value-type="string">
            <text:p>TMF, Byg og Plan</text:p>
          </table:table-cell>
          <table:table-cell office:value-type="string">
            <text:p>Casper Toftholm</text:p>
          </table:table-cell>
          <table:table-cell office:value-type="string">
            <text:p>Lone Pou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34.04</text:p>
          </table:table-cell>
          <table:table-cell office:value-type="string">
            <text:p>Anmeldelse om byggearbejde</text:p>
          </table:table-cell>
          <table:table-cell office:value-type="string">
            <text:p>TMF, Byg og Plan</text:p>
          </table:table-cell>
          <table:table-cell office:value-type="string">
            <text:p>Casper Toftholm</text:p>
          </table:table-cell>
          <table:table-cell office:value-type="string">
            <text:p>Lone Pou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0.00</text:p>
          </table:table-cell>
          <table:table-cell office:value-type="string">
            <text:p>Veje (private, offentlige, vedligeholdelse, etc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9.02</text:p>
          </table:table-cell>
          <table:table-cell office:value-type="string">
            <text:p>Parkeringslicenser og parkeringsafgifter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2.00</text:p>
          </table:table-cell>
          <table:table-cell office:value-type="string">
            <text:p>Jord ( Opgravning, ledningsarbejder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04</text:p>
          </table:table-cell>
          <table:table-cell office:value-type="string">
            <text:p>Anbringelse af beholdere og lignende genstande på vej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21</text:p>
          </table:table-cell>
          <table:table-cell office:value-type="string">
            <text:p>Tankanlæg - rådighed over vejarea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6.01.00</text:p>
          </table:table-cell>
          <table:table-cell office:value-type="string">
            <text:p>Vand og Kloak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 office:value-type="string">
            <text:p>Bendt Skodborg Ni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7.00</text:p>
          </table:table-cell>
          <table:table-cell office:value-type="string">
            <text:p>Affald og genanvendelse - virksomheder og offentlige inst.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 office:value-type="string">
            <text:p>Bendt Skodborg Niel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8.00</text:p>
          </table:table-cell>
          <table:table-cell office:value-type="string">
            <text:p>Affald og genanvendelse - borgere (husholdninger)</text:p>
          </table:table-cell>
          <table:table-cell office:value-type="string">
            <text:p>TMF, Natur og Miljø + borgerservice</text:p>
          </table:table-cell>
          <table:table-cell office:value-type="string">
            <text:p>Bjarne Svendsen + Michael Haagensen</text:p>
          </table:table-cell>
          <table:table-cell office:value-type="string">
            <text:p>Bendt Skodborg Nielsen + 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9.13.00</text:p>
          </table:table-cell>
          <table:table-cell office:value-type="string">
            <text:p>Skadedyrsbekæmpelse</text:p>
          </table:table-cell>
          <table:table-cell office:value-type="string">
            <text:p>TMF, Natur og Miljø + borgerservice</text:p>
          </table:table-cell>
          <table:table-cell office:value-type="string">
            <text:p>Bjarne Svendsen + Michael Haagensen</text:p>
          </table:table-cell>
          <table:table-cell office:value-type="string">
            <text:p>Bendt Skodborg Nielsen + 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2.11.00</text:p>
          </table:table-cell>
          <table:table-cell office:value-type="string">
            <text:p>Taxakørse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 office:value-type="string">
            <text:p>Bent Kirkegaard Pet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17.00</text:p>
          </table:table-cell>
          <table:table-cell office:value-type="string">
            <text:p>Opfølgning, vurdering og revalider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00</text:p>
          </table:table-cell>
          <table:table-cell office:value-type="string">
            <text:p>beskæftigelse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1.00</text:p>
          </table:table-cell>
          <table:table-cell office:value-type="string">
            <text:p>Formidling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2.00</text:p>
          </table:table-cell>
          <table:table-cell office:value-type="string">
            <text:p>Kompensation til handicappede i erhverv mv.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3.00</text:p>
          </table:table-cell>
          <table:table-cell office:value-type="string">
            <text:p>Information og vejledn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Helle Guldberg Jensen + Jes Krist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7.00</text:p>
          </table:table-cell>
          <table:table-cell office:value-type="string">
            <text:p>Service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8.00</text:p>
          </table:table-cell>
          <table:table-cell office:value-type="string">
            <text:p>Senior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 office:value-type="string">
            <text:p>Helle Guldberg J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7.00</text:p>
          </table:table-cell>
          <table:table-cell office:value-type="string">
            <text:p>Legitimation af borgerne i almindelighed (NemID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2" table:number-rows-repeated="104850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75" table:display-filter-buttons="true">
          <table:filter>
            <table:filter-or>
              <table:filter-condition table:field-number="5" table:value="Supplerende" table:operator="=">
                <table:filter-set-item table:value="Supplerende"/>
                <table:filter-set-item table:value="Obligatorisk"/>
              </table:filter-condition>
            </table:filter-or>
          </table:filter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 style:data-style-name="N2" text:time-value="0000-00-00T14:14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14:27:20</dc:date>
    <meta:generator>LibreOffice/4.0.3.3$Linux_X86_64 LibreOffice_project/0eaa50a932c8f2199a615e1eb30f7ac74279539</meta:generator>
    <meta:editing-duration>PT8H13M42S</meta:editing-duration>
    <meta:editing-cycles>18</meta:editing-cycles>
    <meta:document-statistic meta:table-count="1" meta:cell-count="448" meta:object-count="0"/>
  </office:meta>
</office:document-meta>
</file>